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527000040366673EFF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6" style:family="table">
      <style:table-properties style:width="17.032cm" fo:margin-left="0cm" table:align="left"/>
    </style:style>
    <style:style style:name="Tabla6.A" style:family="table-column">
      <style:table-column-properties style:column-width="2.745cm"/>
    </style:style>
    <style:style style:name="Tabla6.B" style:family="table-column">
      <style:table-column-properties style:column-width="2.238cm"/>
    </style:style>
    <style:style style:name="Tabla6.C" style:family="table-column">
      <style:table-column-properties style:column-width="2.425cm"/>
    </style:style>
    <style:style style:name="Tabla6.D" style:family="table-column">
      <style:table-column-properties style:column-width="9.624cm"/>
    </style:style>
    <style:style style:name="Tabla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D1" style:family="table-cell">
      <style:table-cell-properties fo:background-color="#e6e6e6" fo:padding="0.097cm" fo:border="0.002cm solid #000000">
        <style:background-image/>
      </style:table-cell-properties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text-properties fo:font-size="26pt" style:font-size-asian="26pt" style:font-size-complex="26pt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line-height="150%" fo:text-align="center" style:justify-single-word="false"/>
    </style:style>
    <style:style style:name="P12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15" style:family="paragraph" style:parent-style-name="Standard" style:master-page-name="First_20_Page">
      <style:paragraph-properties style:page-number="auto"/>
    </style:style>
    <style:style style:name="P16" style:family="paragraph" style:parent-style-name="Text_20_body" style:list-style-name="L1">
      <style:paragraph-properties fo:line-height="15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19" style:family="paragraph" style:parent-style-name="Heading_20_5" style:list-style-name="Numbering_20_1"/>
    <style:style style:name="P20" style:family="paragraph" style:parent-style-name="Heading_20_5" style:list-style-name="Numbering_20_1"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Heading_20_6" style:list-style-name="Numbering_20_1"/>
    <style:style style:name="P22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3" style:family="paragraph" style:parent-style-name="Contents_20_6">
      <style:paragraph-properties>
        <style:tab-stops>
          <style:tab-stop style:position="14.504cm" style:type="right" style:leader-style="dotted" style:leader-text="."/>
        </style:tab-stops>
      </style:paragraph-properties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4pt" style:font-size-asian="14pt" style:font-size-complex="26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non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x="4.411cm" svg:y="0.649cm" svg:width="7.807cm" svg:height="5.823cm" draw:z-index="0"><draw:image xlink:href="Pictures/2000000700005527000040366673EFF0.svm" xlink:type="simple" xlink:show="embed" xlink:actuate="onLoad"/></draw:frame></text:p>
      <text:p text:style-name="Standard"/>
      <text:p text:style-name="P5"/>
      <text:p text:style-name="Title"><text:bookmark text:name="__RefHeading__2265_1733186109"/>INGENIERÍA DEL SOFTWARE III<text:bookmark-end text:name="__RefHeading__2265_1733186109"/></text:p>
      <text:p text:style-name="P8"/>
      <text:p text:style-name="P12">X 1 <text:s/>Análisis y Diseño</text:p>
      <text:p text:style-name="P8"/>
      <text:p text:style-name="P9"><text:span text:style-name="T9"><text:tab/><text:tab/><text:tab/><text:tab/></text:span><text:span text:style-name="T6"><text:tab/></text:span></text:p>
      <text:p text:style-name="P7"/>
      <text:p text:style-name="P9"><text:span text:style-name="T6"><text:tab/><text:tab/><text:tab/><text:tab/><text:tab/></text:span><text:span text:style-name="T7">Profesor de prácticas asignado: </text:span><text:span text:style-name="T8">Miguel Lastra Leidinger</text:span></text:p>
      <text:p text:style-name="P7"><text:tab/><text:tab/><text:tab/><text:tab/><text:tab/><text:span text:style-name="T11">Grupo de prácticas:</text:span> Grupo M 1.2, Miércoles 12-14h</text:p>
      <text:p text:style-name="P7"><text:tab/><text:tab/><text:tab/><text:tab/><text:tab/><text:span text:style-name="T11">Firman este documento: </text:span></text:p>
      <text:p text:style-name="P7"><text:tab/><text:tab/><text:tab/><text:tab/><text:tab/><text:tab/>Miguel López Fernández (Encargado) 75161559</text:p>
      <text:p text:style-name="P7"><text:tab/><text:tab/><text:tab/><text:tab/><text:tab/><text:tab/>Juan Miguel Cabrera Rodríguez 75482738</text:p>
      <text:p text:style-name="P7"><text:tab/><text:tab/><text:tab/><text:tab/><text:tab/><text:tab/>Esteban Dorado Roldán 50607128</text:p>
      <text:p text:style-name="P7"><text:tab/><text:tab/><text:tab/><text:tab/><text:tab/><text:tab/>Manuel Titos Luzón 75155746</text:p>
      <text:p text:style-name="P7"/>
      <text:p text:style-name="P7"/>
      <text:p text:style-name="P7"/>
      <text:p text:style-name="P7"/>
      <text:p text:style-name="P7"/>
      <text:p text:style-name="P7"/>
      <text:table-of-content text:style-name="Sect1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22">1.Declaración del Alcance<text:tab/>3</text:p>
          <text:p text:style-name="P22">2.Determinación de Recursos<text:tab/>3</text:p>
          <text:p text:style-name="P22">3.Tareas desarrolladas<text:tab/>3</text:p>
          <text:p text:style-name="P23">1.Arquitectura del sistema y descomposición en subsistemas<text:tab/>3</text:p>
          <text:p text:style-name="P23">2.Diagrama componentes<text:tab/>3</text:p>
          <text:p text:style-name="P23">3.Diagramas despliegue<text:tab/>3</text:p>
          <text:p text:style-name="P23">4.Diseño base de datos<text:tab/>3</text:p>
          <text:p text:style-name="P23">5.Diagrama clases diseño<text:tab/>3</text:p>
          <text:p text:style-name="P23">6.Diccionario de clases de diseño<text:tab/>3</text:p>
          <text:p text:style-name="P23">7.Diagramas de secuencia<text:tab/>3</text:p>
          <text:p text:style-name="P22">4.Interfaces de usuario<text:tab/>3</text:p>
        </text:index-body>
      </text:table-of-content>
      <text:p text:style-name="Heading"/>
      <text:p text:style-name="P6"/>
      <text:list xml:id="list1411468344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bookmark-start text:name="Primera Iteración"/><text:soft-page-break/>Primera Iteración<text:bookmark-end text:name="Primera Iteración"/>. Fase Análisis y Diseño</text:p>
      <text:p text:style-name="P11"><text:bookmark-start text:name="Documento de Diseño"/><text:span text:style-name="T10">Documento de Diseño</text:span><text:bookmark-end text:name="Documento de Diseño"/><text:span text:style-name="T10"> (DD)</text:span></text:p>
      <text:list xml:id="list734712593" text:style-name="Numbering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9" text:outline-level="5"><text:bookmark text:name="__RefHeading__1306_234881681"/><text:bookmark text:name="__RefNumPara__2269_1733186109"/>Declaración del Alcance<text:bookmark-end text:name="__RefHeading__1306_234881681"/><text:bookmark-end text:name="__RefNumPara__2269_1733186109"/></text:h>
                        </text:list-item>
                        <text:list-item>
                          <text:h text:style-name="P20" text:outline-level="5"><text:bookmark-start text:name="__DdeLink__937_1011059996"/><text:bookmark text:name="__RefHeading__1308_234881681"/><text:bookmark text:name="__RefNumPara__2271_1733186109"/><text:span text:style-name="T12">Determinación de Recursos</text:span><text:bookmark-end text:name="__DdeLink__937_1011059996"/><text:bookmark-end text:name="__RefHeading__1308_234881681"/><text:bookmark-end text:name="__RefNumPara__2271_1733186109"/></text:h>
                        </text:list-item>
                        <text:list-item>
                          <text:h text:style-name="P19" text:outline-level="5"><text:bookmark text:name="__RefHeading__1310_234881681"/><text:bookmark text:name="__RefNumPara__2273_1733186109"/>Tareas desarrolladas<text:bookmark-end text:name="__RefHeading__1310_234881681"/><text:bookmark-end text:name="__RefNumPara__2273_1733186109"/></text:h>
                          <text:list>
                            <text:list-item>
                              <text:h text:style-name="P21" text:outline-level="6"><text:bookmark-start text:name="Arquitectura del sistema"/><text:bookmark text:name="__RefHeading__1312_234881681"/>Arquitectura del sistema y descomposición en subsistemas<text:bookmark-end text:name="Arquitectura del sistema"/><text:bookmark-end text:name="__RefHeading__1312_234881681"/></text:h>
                            </text:list-item>
                            <text:list-item>
                              <text:h text:style-name="P21" text:outline-level="6"><text:bookmark-start text:name="Diagrama componentes"/><text:bookmark text:name="__RefHeading__1320_234881681"/>Diagrama componentes<text:bookmark-end text:name="Diagrama componentes"/><text:bookmark-end text:name="__RefHeading__1320_234881681"/></text:h>
                            </text:list-item>
                            <text:list-item>
                              <text:h text:style-name="P21" text:outline-level="6"><text:bookmark-start text:name="Diagrama despliegue"/><text:bookmark text:name="__RefHeading__1314_234881681"/>Diagramas despliegue<text:bookmark-end text:name="Diagrama despliegue"/><text:bookmark-end text:name="__RefHeading__1314_234881681"/></text:h>
                            </text:list-item>
                            <text:list-item>
                              <text:h text:style-name="P21" text:outline-level="6"><text:bookmark-start text:name="Diseño base de datos"/><text:bookmark text:name="__RefHeading__1316_234881681"/>Diseño base de datos<text:bookmark-end text:name="Diseño base de datos"/><text:bookmark-end text:name="__RefHeading__1316_234881681"/></text:h>
                            </text:list-item>
                            <text:list-item>
                              <text:h text:style-name="P21" text:outline-level="6"><text:bookmark-start text:name="Diagrama clases diseño"/><text:bookmark text:name="__RefHeading__1318_234881681"/>Diagrama clases diseño<text:bookmark-end text:name="Diagrama clases diseño"/><text:bookmark-end text:name="__RefHeading__1318_234881681"/></text:h>
                            </text:list-item>
                            <text:list-item>
                              <text:h text:style-name="P21" text:outline-level="6">Diccionario de clases de diseño<text:bookmark-start text:name="Especificación detalladas clases de diseño"/><text:bookmark-end text:name="Especificación detalladas clases de diseño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13">Clase</text:p>
          </table:table-cell>
          <table:table-cell table:style-name="Tabla6.A1" office:value-type="string">
            <text:p text:style-name="P13">Atributos</text:p>
          </table:table-cell>
          <table:table-cell table:style-name="Tabla6.A1" office:value-type="string">
            <text:p text:style-name="P13">Relaciones</text:p>
          </table:table-cell>
          <table:table-cell table:style-name="Tabla6.D1" office:value-type="string">
            <text:p text:style-name="P13">Métodos</text:p>
          </table:table-cell>
        </table:table-row>
        <table:table-row>
          <table:table-cell table:style-name="Tabla6.A2" office:value-type="string">
            <text:p text:style-name="P14"/>
          </table:table-cell>
          <table:table-cell table:style-name="Tabla6.A2" office:value-type="string">
            <text:p text:style-name="P14"/>
          </table:table-cell>
          <table:table-cell table:style-name="Tabla6.A2" office:value-type="string">
            <text:p text:style-name="P14"/>
          </table:table-cell>
          <table:table-cell table:style-name="Tabla6.D2" office:value-type="string">
            <text:p text:style-name="P14"/>
          </table:table-cell>
        </table:table-row>
        <table:table-row>
          <table:table-cell table:style-name="Tabla6.A2" office:value-type="string">
            <text:p text:style-name="P14"/>
          </table:table-cell>
          <table:table-cell table:style-name="Tabla6.A2" office:value-type="string">
            <text:p text:style-name="P14"/>
          </table:table-cell>
          <table:table-cell table:style-name="Tabla6.A2" office:value-type="string">
            <text:p text:style-name="P14"/>
          </table:table-cell>
          <table:table-cell table:style-name="Tabla6.D2" office:value-type="string">
            <text:p text:style-name="P14"/>
          </table:table-cell>
        </table:table-row>
        <table:table-row>
          <table:table-cell table:style-name="Tabla6.A2" office:value-type="string">
            <text:p text:style-name="P14"/>
          </table:table-cell>
          <table:table-cell table:style-name="Tabla6.A2" office:value-type="string">
            <text:p text:style-name="P14"/>
          </table:table-cell>
          <table:table-cell table:style-name="Tabla6.A2" office:value-type="string">
            <text:p text:style-name="P14"/>
          </table:table-cell>
          <table:table-cell table:style-name="Tabla6.D2" office:value-type="string">
            <text:p text:style-name="P14"/>
          </table:table-cell>
        </table:table-row>
      </table:table>
      <text:p text:style-name="Standard"/>
      <text:list xml:id="list1742309447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21" text:outline-level="6"><text:bookmark-start text:name="Diagramas de secuencia"/><text:bookmark text:name="__RefHeading__1326_234881681"/>Diagramas de secuencia<text:bookmark-end text:name="Diagramas de secuencia"/><text:bookmark-end text:name="__RefHeading__1326_234881681"/></text:h>
                            </text:list-item>
                          </text:list>
                        </text:list-item>
                        <text:list-item>
                          <text:h text:style-name="P19" text:outline-level="5"><text:bookmark-start text:name="Especificación detallada subsistemas"/><text:bookmark-start text:name="Interfaces de usuario"/><text:bookmark text:name="__RefHeading__1328_234881681"/>Interfaces de usuario<text:bookmark-end text:name="Especificación detallada subsistemas"/><text:bookmark-end text:name="Interfaces de usuario"/><text:bookmark-end text:name="__RefHeading__1328_234881681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Fuente_20_de_20_párrafo_20_predeter." style:display-name="Fuente de párrafo predeter." style:family="text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MP2" style:family="paragraph" style:parent-style-name="Header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M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echa</text:p>
        <text:p text:style-name="MP2"><text:span text:style-name="MT1">Nombre Documento:</text:span><text:span text:style-name="MT2"> Documento de Diseño</text:span></text:p>
        <text:p text:style-name="MP3">Fase de Iteración: <text:span text:style-name="MT2">Diseño</text:span> <text:s text:c="5"/><text:tab/>Nº Iteración: <text:span text:style-name="MT3">X</text:span><text:span text:style-name="MT2"> Iteración</text:span></text:p>
        <text:p text:style-name="MP2"><text:span text:style-name="MT4">Número Grupo: </text:span><text:span text:style-name="MT5">M 1.2 <text:s text:c="17"/></text:span><text:span text:style-name="MT6">Version:</text:span><text:span text:style-name="MT5"> 1.0</text:span></text:p>
      </style:header>
      <style:footer>
        <text:p text:style-name="MP4"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</meta:initial-creator>
    <meta:creation-date>2011-03-11T18:05:44</meta:creation-date>
    <dc:date>2011-04-05T11:09:46</dc:date>
    <dc:creator>Juan </dc:creator>
    <meta:editing-duration>PT17H22M22S</meta:editing-duration>
    <meta:editing-cycles>123</meta:editing-cycles>
    <meta:generator>OpenOffice.org/3.2$Linux OpenOffice.org_project/320m12$Build-9483</meta:generator>
    <meta:document-statistic meta:table-count="1" meta:image-count="1" meta:object-count="0" meta:page-count="3" meta:paragraph-count="44" meta:word-count="179" meta:character-count="1249"/>
  </office:meta>
</office:document-meta>
</file>